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 svg:font-family="Montserrat, 'Open Sans', 'Helvetica Neue', Arial"/>
    <style:font-face style:name="Open Sans" svg:font-family="'Open Sans', 'Helvetica Neue', 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break-before="page"/>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1e0b69"/>
    </style:style>
    <style:style style:name="P4" style:family="paragraph" style:parent-style-name="Heading_20_2">
      <style:text-properties officeooo:paragraph-rsid="001e0b69"/>
    </style:style>
    <style:style style:name="P5" style:family="paragraph" style:parent-style-name="Quotations">
      <style:text-properties fo:font-style="italic" style:font-style-asian="italic" style:font-style-complex="italic"/>
    </style:style>
    <style:style style:name="P6" style:family="paragraph" style:parent-style-name="Quotations">
      <style:text-properties fo:font-style="italic" officeooo:paragraph-rsid="001e0b69" style:font-style-asian="italic" style:font-style-complex="italic"/>
    </style:style>
    <style:style style:name="P7" style:family="paragraph" style:parent-style-name="Standard">
      <style:text-properties officeooo:paragraph-rsid="001e0b69"/>
    </style:style>
    <style:style style:name="P8" style:family="paragraph" style:parent-style-name="Text_20_body">
      <style:text-properties officeooo:paragraph-rsid="001e0b69"/>
    </style:style>
    <style:style style:name="P9" style:family="paragraph" style:list-style-name="L1"/>
    <style:style style:name="P10" style:family="paragraph" style:list-style-name="L2"/>
    <style:style style:name="T1" style:family="text">
      <style:text-properties fo:font-weight="bold" style:font-weight-asian="bold" style:font-weight-complex="bold"/>
    </style:style>
    <style:style style:name="T2" style:family="text">
      <style:text-properties fo:font-variant="normal" fo:text-transform="none" fo:color="#576071" loext:opacity="100%" style:font-name="Open Sans" fo:font-size="13.5pt" fo:letter-spacing="normal" fo:font-style="normal" fo:font-weight="bold"/>
    </style:style>
    <style:style style:name="T3" style:family="text">
      <style:text-properties fo:font-variant="normal" fo:text-transform="none" fo:color="#576071" loext:opacity="100%" style:font-name="Open Sans" fo:font-size="13.5pt" fo:letter-spacing="normal" fo:font-style="normal" fo:font-weight="normal"/>
    </style:style>
    <style:style style:name="T4" style:family="text">
      <style:text-properties fo:font-variant="normal" fo:text-transform="none" fo:color="#576071" loext:opacity="100%" style:font-name="Open Sans" fo:letter-spacing="normal" fo:font-style="normal" fo:font-weight="normal"/>
    </style:style>
    <style:style style:name="T5" style:family="text">
      <style:text-properties fo:font-variant="normal" fo:text-transform="none" fo:color="#576071" loext:opacity="100%" style:font-name="Open Sans" fo:letter-spacing="normal" fo:font-style="normal" fo:font-weight="bold"/>
    </style:style>
    <style:style style:name="T6" style:family="text">
      <style:text-properties fo:font-variant="normal" fo:text-transform="none" fo:color="#51a9ab" loext:opacity="100%" style:text-line-through-style="none" style:text-line-through-type="none" style:font-name="Open Sans" fo:letter-spacing="normal" fo:font-style="normal" style:text-underline-style="none" fo:font-weight="normal" style:text-blinking="false" fo:background-color="transparent" loext:char-shading-value="0" loext:padding-left="0cm" loext:padding-right="0cm" loext:padding-top="0cm" loext:padding-bottom="0.053cm" loext:border-left="none" loext:border-right="none" loext:border-top="none" loext:border-bottom="0.06pt solid #000000"/>
    </style:style>
    <style:style style:name="T7" style:family="text">
      <style:text-properties fo:font-variant="normal" fo:text-transform="none" style:font-name="Open Sans" fo:font-size="13.5pt" fo:letter-spacing="normal" fo:font-style="normal" fo:font-weight="bold"/>
    </style:style>
    <style:style style:name="T8" style:family="text">
      <style:text-properties fo:font-variant="normal" fo:text-transform="none" style:font-name="Open Sans" fo:font-size="13.5pt" fo:letter-spacing="normal" fo:font-style="normal" fo:font-weight="normal"/>
    </style:style>
    <style:style style:name="T9" style:family="text">
      <style:text-properties fo:font-variant="normal" fo:text-transform="none" style:use-window-font-color="true" loext:opacity="0%" style:font-name="Open Sans" fo:font-size="13.5pt" fo:letter-spacing="normal" fo:font-style="normal" fo:font-weight="bold"/>
    </style:style>
    <style:style style:name="T10" style:family="text">
      <style:text-properties fo:font-variant="normal" fo:text-transform="none" style:use-window-font-color="true" loext:opacity="0%" style:font-name="Open Sans" fo:font-size="13.5pt" fo:letter-spacing="normal" fo:font-style="normal" fo:font-weight="bold" fo:background-color="transparent" loext:char-shading-value="0"/>
    </style:style>
    <style:style style:name="T11" style:family="text">
      <style:text-properties fo:font-variant="normal" fo:text-transform="none" style:use-window-font-color="true" loext:opacity="0%" style:font-name="Open Sans" fo:font-size="13.5pt" fo:letter-spacing="normal" fo:font-style="normal" fo:font-weight="bold" fo:background-color="transparent" loext:char-shading-value="0"/>
    </style:style>
    <style:style style:name="T12" style:family="text">
      <style:text-properties fo:font-variant="normal" fo:text-transform="none" style:use-window-font-color="true" loext:opacity="0%" style:font-name="Open Sans" fo:font-size="13.5pt" fo:letter-spacing="normal" fo:font-style="normal" fo:font-weight="normal"/>
    </style:style>
    <style:style style:name="T13" style:family="text">
      <style:text-properties fo:font-variant="normal" fo:text-transform="none" style:use-window-font-color="true" loext:opacity="0%" style:font-name="Open Sans" fo:font-size="13.5pt" fo:letter-spacing="normal" fo:font-style="normal" fo:font-weight="normal" fo:background-color="transparent" loext:char-shading-value="0"/>
    </style:style>
    <style:style style:name="T14" style:family="text">
      <style:text-properties fo:font-variant="normal" fo:text-transform="none" style:use-window-font-color="true" loext:opacity="0%" style:font-name="Open Sans" fo:font-size="13.5pt" fo:letter-spacing="normal" fo:font-style="normal" fo:font-weight="normal" fo:background-color="transparent" loext:char-shading-value="0"/>
    </style:style>
    <style:style style:name="T15" style:family="text">
      <style:text-properties style:font-name="Montserrat" fo:font-style="normal" fo:font-weight="normal"/>
    </style:style>
    <style:style style:name="T16" style:family="text">
      <style:text-properties fo:background-color="transparent" loext:char-shading-value="0"/>
    </style:style>
    <style:style style:name="T17" style:family="text">
      <style:text-properties fo:background-color="transparent" loext:char-shading-value="0"/>
    </style:style>
    <style:style style:name="T18" style:family="text">
      <style:text-properties officeooo:rsid="001c183d"/>
    </style:style>
    <style:style style:name="T19" style:family="text">
      <style:text-properties officeooo:rsid="001e0b69"/>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9">I</text:span>ntroduction</text:h>
      <text:p text:style-name="P8">QUI EST LOGISTICIEN (ISTJ) ?</text:p>
      <text:p text:style-name="P8">Un <text:span text:style-name="Definition">Logisticien (ISTJ)</text:span> est quelqu'un avec les traits de personnalité <text:a xlink:type="simple" xlink:href="https://www.16personalities.com/articles/mind-introverted-vs-extraverted" text:style-name="Internet_20_link" text:visited-style-name="Visited_20_Internet_20_Link">Introverti</text:a> , <text:a xlink:type="simple" xlink:href="https://www.16personalities.com/articles/energy-intuitive-vs-observant" text:style-name="Internet_20_link" text:visited-style-name="Visited_20_Internet_20_Link">Observateur</text:a> , <text:a xlink:type="simple" xlink:href="https://www.16personalities.com/articles/nature-thinking-vs-feeling" text:style-name="Internet_20_link" text:visited-style-name="Visited_20_Internet_20_Link">Pensant</text:a> et <text:a xlink:type="simple" xlink:href="https://www.16personalities.com/articles/tactics-judging-vs-prospecting" text:style-name="Internet_20_link" text:visited-style-name="Visited_20_Internet_20_Link">Jugeant</text:a> . Ces personnes ont tendance à être réservées mais volontaires, avec une vision rationnelle de la vie. Ils composent leurs actions avec soin et les exécutent avec un objectif méthodique.</text:p>
      <text:p text:style-name="P6">« Mon observation est que chaque fois qu'une personne est jugée adéquate pour s'acquitter d'un devoir ... elle est pire exécutée par deux personnes, et rarement exécutée si trois ou plus y sont employées. »<text:line-break/><text:tab/><text:tab/><text:tab/><text:tab/><text:tab/><text:tab/><text:tab/><text:tab/><text:tab/><text:span text:style-name="T1">GEORGE WASHINGTON</text:span></text:p>
      <text:p text:style-name="P8">Le type de personnalité Logisticien est considéré comme le plus abondant, représentant environ 13% de la population. Leurs caractéristiques déterminantes d'intégrité, de logique pratique et de dévouement inlassable au devoir font des logisticiens un noyau vital pour de nombreuses familles, ainsi que pour les organisations qui respectent les traditions, les règles et les normes, telles que les cabinets d'avocats, les organismes de réglementation et l'armée. Les personnes ayant le type de personnalité Logisticien aiment assumer la responsabilité de leurs actions et sont fières du travail qu'elles accomplissent - lorsqu'elles travaillent vers un objectif, les Logisticiens ne retiennent aucun de leur temps et de leur énergie pour accomplir chaque tâche pertinente avec précision et patience.</text:p>
      <text:p text:style-name="P8"/>
      <text:p text:style-name="P8">Les logisticiens ne font pas beaucoup d'hypothèses, préférant plutôt analyser leur environnement, vérifier leurs faits et arriver à des pistes d'action pratiques. Les personnalités logistiques n'ont aucun sens, et lorsqu'elles auront pris une décision, elles relayeront les faits nécessaires pour atteindre leur objectif, s'attendant à ce que les autres saisissent immédiatement la situation et agissent. Les logisticiens ont peu de tolérance pour l'indécision, mais perdent patience encore plus rapidement si le cours qu'ils ont choisi est défié par des théories peu pratiques, surtout s'ils ignorent les détails clés - si les défis deviennent des débats chronophages, les logisticiens peuvent devenir visiblement en colère à mesure que les délais approchent.</text:p>
      <text:h text:style-name="P4" text:outline-level="2">Associez-vous à ceux de bonne qualité si vous estimez votre réputation ...</text:h>
      <text:p text:style-name="P8">Lorsque les logisticiens disent qu'ils vont faire quelque chose, ils le font, en respectant leurs obligations, peu importe le coût personnel, et ils sont déconcertés par des gens qui ne tiennent pas leur propre parole dans le même sens. Combiner la paresse et la malhonnêteté est le moyen le plus rapide de se mettre du mauvais côté des logisticiens. Par conséquent, les personnes ayant le type de personnalité Logisticienne préfèrent souvent travailler seules, ou du moins ont leur autorité clairement établie par la hiérarchie, où elles peuvent fixer et atteindre leurs objectifs sans débat ni souci de la fiabilité des autres.</text:p>
      <text:p text:style-name="P8">Les logisticiens ont un esprit vif et factuel et préfèrent l'autonomie et l'autosuffisance à la dépendance à quelqu'un ou à quelque chose. La dépendance envers les autres est souvent considérée par les logisticiens comme une faiblesse, et leur passion pour le devoir, la fiabilité et une intégrité personnelle irréprochable interdisent de tomber dans un tel piège.</text:p>
      <text:p text:style-name="P8">Ce sens de l'intégrité personnelle est au cœur des logisticiens et va au-delà de leurs propres esprits - les personnalités logisticiennes adhèrent aux règles et directives établies quel que soit le coût, rapportant leurs propres erreurs et disant la vérité même lorsque les conséquences pourraient être désastreuses. Pour les logisticiens, l'honnêteté est bien plus importante que les considérations émotionnelles, et leur approche <text:soft-page-break/>directe laisse aux autres la fausse impression que les logisticiens sont froids, voire robotiques. Les personnes atteintes de ce type peuvent avoir du mal à exprimer leurs émotions ou leur affection à l'extérieur, mais la suggestion qu'elles ne ressentent pas, ou pire, n'ont aucune personnalité, est profondément blessante.</text:p>
      <text:h text:style-name="P4" text:outline-level="2">... car il vaut mieux être seul qu'en mauvaise compagnie</text:h>
      <text:p text:style-name="P8">Le dévouement des logisticiens est une excellente qualité, qui leur permet d'accomplir beaucoup, mais c'est aussi une faiblesse fondamentale dont les individus moins scrupuleux profitent. Les logisticiens recherchent la stabilité et la sécurité, considérant qu'il est de leur devoir de maintenir le bon fonctionnement des opérations, et ils peuvent constater que leurs collègues et autres personnes importantes leur transfèrent leurs responsabilités, sachant qu'ils prendront toujours le relais. Les logisticiens ont tendance à garder leurs opinions pour eux-mêmes et à laisser parler les faits, mais il peut s'écouler longtemps avant que des preuves observables ne racontent toute l'histoire.</text:p>
      <text:p text:style-name="P8">Les logisticiens doivent se rappeler de prendre soin d'eux-mêmes - leur dévouement obstiné à la stabilité et à l'efficacité peut compromettre ces objectifs à long terme alors que d'autres s'appuient de plus en plus sur eux, créant une tension émotionnelle qui peut rester inexprimée pendant des années, mais finalement ne se manifester qu'après il est trop tard pour réparer. S'ils peuvent trouver des collègues et des conjoints qui apprécient et complètent réellement leurs qualités, qui apprécient la luminosité, la clarté et la fiabilité qu'ils offrent, les logisticiens trouveront que leur rôle stabilisateur est extrêmement satisfaisant, sachant qu'ils font partie d'un système qui fonctionne. .</text:p>
      <text:p text:style-name="P7"/>
      <text:h text:style-name="P2" text:outline-level="1">La personnalité «<text:span text:style-name="T17"> </text:span>Logisticien »</text:h>
      <text:p text:style-name="P5">J’ai observé que, quand on constate qu’une personne est la bonne pour s’acquitter d’un devoir ... le devoir sera moins bien exécuté par deux personnes, et à peine fait, sinon pas du tout, si on y emploie trois personnes ou plus.</text:p>
      <text:p text:style-name="P5">GEORGE WASHINGTON</text:p>
      <text:p text:style-name="Text_20_body">On considère le type de personnalité « Logisticien » comme le plus courant, car il constitue environ 13 % de la population. Leurs caractéristiques intrinsèques d’intégrité, de logique pragmatique et d’infatigable dévouement envers le devoir font des Logisticiens le coeur vital de nombreuses familles, aussi bien que des organisations qui soutiennent les traditions, les règles et les normes comme les cabinets d’avocat, les organismes de réglementation et les militaires. Les gens qui ont le type de personnalité « Logisticien » aiment être responsables de leurs actions et s’enorgueillissent du travail qu’ils font. Quand ils travaillent pour atteindre un but, les Logisticiens ne comptent pas leur temps et leur énergie pour achever chaque tâche pertinente avec exactitude et patience.</text:p>
      <text:p text:style-name="Text_20_body"/>
      <text:p text:style-name="Text_20_body">Les Logisticiens ne formulent pas beaucoup d’hypothèses, car ils préfèrent analyser leur environnement, vérifier leurs données et parvenir à des lignes de conduite pragmatiques. Les Logisticiens vont droit au but et, quand ils ont pris une décision, ils relaient les faits nécessaires à l’accomplissement de leur but en s’attendant à ce que les autres comprennent tout de suite la situation et passent à l’action. Les Logisticiens supportent mal l’indécision mais perdent patience encore plus vite si la ligne de conduite qu’ils ont choisie est remise en question par des théories peu pratiques, surtout si ces théories ne tiennent pas compte des détails clés. Si les défis deviennent des débats chronophages, les Logisticiens peuvent se fâcher très fort à mesure que les dates limites se rapprochent.</text:p>
      <text:h text:style-name="Heading_20_2" text:outline-level="2">Associez-Vous Avec Les Gens De Bonne Qualité <text:line-break/>Si Vous Tenez A Votre Réputation ...</text:h>
      <text:p text:style-name="Text_20_body">Quand les Logisticiens disent qu’ils vont accomplir quelque chose, ils le font, ils satisfont à leurs obligations quel qu’en soit le coût personnel et, de même, ils ne comprennent pas les gens qui ne tiennent pas leurs propres promesses. Un mélange de paresse et de malhonnêteté est la meilleure façon d’énerver les Logisticiens. Par conséquent, les gens qui ont le type de personnalité « Logisticien » préfèrent souvent travailler seuls, ou au moins s’assurer que leur autorité soit clairement établie par la voie hiérarchique, ce qui leur permet de définir et d’accomplir leurs objectifs sans débattre ni se soucier du sérieux des autres.</text:p>
      <text:p text:style-name="Text_20_body">Les Logisticiens ont l’esprit vif et concret et ils préfèrent être autonomes et autosuffisants plutôt que devoir faire confiance à quelqu’un ou à quelque chose. Les Logisticiens considèrent souvent que dépendre des autres est une faiblesse, et leur passion pour le devoir, la fiabilité et la perfection de l’intégrité personnelle leur interdit de tomber dans un tel piège.</text:p>
      <text:p text:style-name="Text_20_body">Ce sens de l’intégrité personnelle est le coeur des Logisticiens et il dépasse leur propre esprit. Les Logisticiens adhèrent aux règles et aux directives établies quel qu’en soit le coût. Ils signalent leurs propres erreurs et disent la vérité même quand cela peut mener à des conséquences désastreuses. Pour les Logisticiens, l’honnêteté est bien plus importante que les considérations émotionnelles, et leur approche brusque donne aux autres l’impression erronée que les Logisticiens sont froids ou même inhumains. Les <text:soft-page-break/>gens qui ont ce type de personnalité peuvent avoir du mal à exprimer extérieurement leurs émotions ou leur affection, mais si l’on suggère qu’ils n’ont pas de sentiments ou, pire encore, pas de personnalité du tout, cela les blesse énormément.</text:p>
      <text:h text:style-name="Heading_20_2" text:outline-level="2">... Car Il Vaut Mieux <text:span text:style-name="T18">Être</text:span> Seul Que Mal Accompagné</text:h>
      <text:p text:style-name="Text_20_body">Le dévouement des Logisticiens est une excellente qualité qui leur permet d’accomplir beaucoup de choses mais il constitue aussi une faiblesse centrale dont profitent des individus moins scrupuleux. Les Logisticiens cherchent stabilité et sécurité, car ils considèrent que c’est leur devoir de travailler toujours en douceur, et il peut arriver que leurs collègues et les autres personnes d’importance leur refilent leurs responsabilités en sachant qu’ils prendront toujours la relève. Les Logisticiens ont tendance à garder leurs opinions pour eux-mêmes et à laisser s’exprimer les faits, mais il peut s’écouler beaucoup de temps avant que des preuves notables montrent toute la réalité de la situation.</text:p>
      <text:p text:style-name="Text_20_body">Les Logisticiens doivent se souvenir de prendre soin d’eux-mêmes. Leur dévouement têtu en faveur de la stabilité et de l’efficacité peut compromettre leurs buts sur le long terme à mesure que les autres s’appuient toujours plus sur eux, créant une charge émotionnelle qui peut passer des années sans être exprimée et n’apparaître finalement à la lumière du jour que lorsqu’il est trop tard pour y remédier. S’ils arrivent à trouver des collègues et des conjoints qui apprécient et complètent vraiment leurs qualités, qui aiment l’intensité, la clarté et la fiabilité qu’ils offrent, les Logisticiens constateront que leur rôle stabilisateur est extrêmement satisfaisant puisqu’ils sauront qu’ils font partie d’un système qui fonctionne.</text:p>
      <text:p text:style-name="Standard"/>
      <text:h text:style-name="P2" text:outline-level="1">Forces faiblesses</text:h>
      <text:h text:style-name="Heading_20_2" text:outline-level="2">Forces de la logistique</text:h>
      <text:list xml:id="list910464632" text:style-name="L1">
        <text:list-item>
          <text:p text:style-name="Text_20_body"><text:span text:style-name="Strong_20_Emphasis">Honnête et directe</text:span> - L'intégrité est au cœur du type de personnalité Logisticien. La manipulation émotionnelle, les jeux d'esprit et les mensonges rassurants vont à l'encontre de la préférence des logisticiens pour gérer la réalité des situations qu'ils rencontrent avec une honnêteté pure et simple.</text:p>
        </text:list-item>
        <text:list-item>
          <text:p text:style-name="Text_20_body"><text:span text:style-name="Strong_20_Emphasis">Volonté et dévouée</text:span> - Les logisticiens incarnent également cette intégrité dans leurs actions, travaillant dur et restant concentrés sur leurs objectifs. Patientes et déterminées, les personnes de type Logisticien remplissent leurs obligations, point final.</text:p>
        </text:list-item>
        <text:list-item>
          <text:p text:style-name="Text_20_body"><text:span text:style-name="Strong_20_Emphasis">Très responsable</text:span> - La parole des logisticiens est une promesse, et une promesse signifie tout. Les logisticiens préfèrent se précipiter dans le sol avec des jours supplémentaires et une perte de sommeil plutôt que de ne pas fournir les résultats qu'ils ont promis. La loyauté est un sentiment fort pour les personnalités logistiques, et elles remplissent leurs devoirs envers les personnes et les organisations auxquelles elles se sont engagées.</text:p>
        </text:list-item>
        <text:list-item>
          <text:p text:style-name="Text_20_body"><text:span text:style-name="Strong_20_Emphasis">Calme et pratique</text:span> - Aucune de leurs promesses ne signifierait grand-chose si les logisticiens perdaient leur sang-froid et s'effondraient à chaque signe de difficultés - ils gardent les pieds sur terre et prennent des décisions claires et rationnelles. Les préférences des gens sont un facteur à prendre en compte dans ce processus, et les logisticiens s'efforcent d'utiliser au mieux les qualités individuelles, mais ces décisions sont prises avec l'efficacité à l'esprit plus que l'empathie. Il en va de même pour les critiques, pour les autres et pour eux-mêmes.</text:p>
        </text:list-item>
        <text:list-item>
          <text:p text:style-name="Text_20_body"><text:span text:style-name="Strong_20_Emphasis">Créer et appliquer l'ordre</text:span> - Le principal objectif de tout logisticien est d'être efficace dans ce qu'il a choisi de faire, et il croit que cela est mieux accompli lorsque toutes les personnes impliquées savent exactement ce qui se passe et pourquoi. Des directives peu claires et des personnes qui enfreignent les règles établies sapent cet effort et sont rarement tolérées par les logisticiens. La structure et les règles favorisent la fiabilité; le chaos crée des revers imprévus et des délais manqués.</text:p>
        </text:list-item>
        <text:list-item>
          <text:p text:style-name="Text_20_body"><text:span text:style-name="Strong_20_Emphasis">Touche-à-tout</text:span> - Tout comme les types de personnalité d'analyste, les logisticiens sont de fiers dépositaires de connaissances, bien que l'accent soit davantage mis sur les faits et les statistiques que sur les concepts et les principes sous-jacents. Cela permet aux logisticiens de s'appliquer à une variété de situations, de collecter et d'appliquer de nouvelles données et de saisir les détails de situations difficiles comme une évidence.</text:p>
        </text:list-item>
      </text:list>
      <text:h text:style-name="Heading_20_2" text:outline-level="2">Faiblesses logistiques</text:h>
      <text:p text:style-name="Text_20_body"/>
      <text:list xml:id="list2823829378" text:style-name="L2">
        <text:list-item>
          <text:p text:style-name="Text_20_body"><text:span text:style-name="Strong_20_Emphasis">Têtu</text:span> - Les faits sont les faits, et les logisticiens ont tendance à résister à toute nouvelle idée qu'ils ne soutiennent pas. Ce processus de prise de décision factuelle rend également difficile pour les personnes ayant une personnalité de type Logisticien d'accepter qu'elles se sont trompées sur quelque chose - mais n'importe qui peut manquer un détail, même eux.</text:p>
        </text:list-item>
        <text:list-item>
          <text:p text:style-name="Text_20_body"><text:span text:style-name="Strong_20_Emphasis">Insensible</text:span> - Bien qu'ils ne soient pas intentionnellement durs, les logisticiens blessent souvent les sentiments des types plus sensibles par le simple mantra que l'honnêteté est la meilleure politique. Les personnalités logistiques peuvent prendre en considération les émotions, mais en réalité seulement pour déterminer la manière la plus efficace de dire ce qui doit être dit.</text:p>
        </text:list-item>
        <text:list-item>
          <text:p text:style-name="Text_20_body"><text:span text:style-name="Strong_20_Emphasis">Toujours selon le livre</text:span> - Les logisticiens pensent que les choses fonctionnent mieux avec des règles clairement définies, mais cela les rend réticents à contourner ces règles ou à essayer de nouvelles choses, même lorsque les inconvénients sont minimes. Les environnements vraiment non structurés laissent les logisticiens presque paralysés.</text:p>
        </text:list-item>
        <text:list-item>
          <text:p text:style-name="Text_20_body"><text:span text:style-name="Strong_20_Emphasis">Jugemental</text:span> - Les opinions sont des opinions et les faits sont des faits, et il est peu probable que les logisticiens respectent les personnes qui ne sont pas d'accord avec ces faits, ou en particulier ceux qui les ignorent volontairement.</text:p>
        </text:list-item>
        <text:list-item>
          <text:p text:style-name="Text_20_body"><text:span text:style-name="Strong_20_Emphasis">Se blâmer souvent de manière déraisonnable</text:span> - Tout cela peut se combiner pour faire croire aux logisticiens qu'ils sont les seuls à pouvoir mener à bien les projets de manière fiable. Alors qu'ils se chargent de travail et de responsabilités supplémentaires, refusant les bonnes intentions et les idées utiles, les logisticiens atteignent tôt ou tard un point de basculement où ils ne peuvent tout simplement pas livrer. Puisqu'ils ont entassé la responsabilité sur eux-mêmes, les logisticiens croient alors que la responsabilité de l'échec est à eux seuls.</text:p>
        </text:list-item>
      </text:list>
      <text:p text:style-name="Standard"/>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 svg:font-family="Montserrat, 'Open Sans', 'Helvetica Neue', Arial"/>
    <style:font-face style:name="Open Sans" svg:font-family="'Open Sans', 'Helvetica Neue', Aria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7cm" fo:margin-bottom="1.353cm" fo:margin-left="1.342cm" fo:margin-right="1.45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14:29:31.956000000</meta:creation-date>
    <dc:date>2020-10-20T18:39:30.991000000</dc:date>
    <meta:editing-duration>PT10M52S</meta:editing-duration>
    <meta:editing-cycles>2</meta:editing-cycles>
    <meta:generator>LibreOffice/7.0.0.3$Windows_X86_64 LibreOffice_project/8061b3e9204bef6b321a21033174034a5e2ea88e</meta:generator>
    <meta:document-statistic meta:table-count="0" meta:image-count="0" meta:object-count="0" meta:page-count="5" meta:paragraph-count="39" meta:word-count="2306" meta:character-count="15080" meta:non-whitespace-character-count="12814"/>
  </office:meta>
</office:document-meta>
</file>